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c6e7" officeooo:paragraph-rsid="0005c6e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c6e7" officeooo:paragraph-rsid="0005c6e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c6e7" officeooo:paragraph-rsid="0005c6e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I DI SEQUENZA CONTROLLER </text:p>
      <text:p text:style-name="P2"/>
      <text:p text:style-name="P3">isNumeric:</text:p>
      <text:p text:style-name="P3"/>
      <text:p text:style-name="P2">Questo metodo verifica se l'input dell'utente (stringa) è un numero complesso. A tale scopo, verifica innanzitutto che non si tratti di una stringa vuota o nulla. Dopo di ché inizia a controllare tutte le possibilità che l'utente può inserire:</text:p>
      <text:p text:style-name="P2">→ (+/-)a+/-bj</text:p>
      <text:p text:style-name="P2">→ (+/-)a</text:p>
      <text:p text:style-name="P2">→ +/-bj</text:p>
      <text:p text:style-name="P2">Se è uno di questi casi, lo memorizza in un oggetto numero complesso, lo aggiunge alla pila e restituisce true, altrimenti restiruisce false.</text:p>
      <text:p text:style-name="P2"/>
      <text:p text:style-name="P3">IsCalculatorOpValid:</text:p>
      <text:p text:style-name="P3"/>
      <text:p text:style-name="P2">Questo metodo verifica se l'input dell'utente (stringa) è un’operazione valida. A tale scopo, verifica innanzitutto che non si tratti di una stringa vuota o nulla. Dopo di che controllerà se corrisponde a una delle operazioni valide. Se è una delle operazioni chiama il metodo corrispondente nel Controllore, che a sua volta chiamerà l'operazione corrispondente nel Calcolatore e restituisce true, altrimenti restiruisce false.</text:p>
      <text:p text:style-name="P2"/>
      <text:p text:style-name="P3">IsStackOpValid:</text:p>
      <text:p text:style-name="P2"/>
      <text:p text:style-name="P2">Questo metodo verifica se l'input dell'utente (stringa) è un’operazione dallo stack valida. A tale scopo, verifica innanzitutto che non si tratti di una stringa vuota o nulla. Dopo di che controllerà se corrisponde a una delle operazioni dallo stack valide. Se è una delle operazioni chiama il metodo corrispondente nel CalcStack e restituisce true, altrimenti restiruisce false.</text:p>
      <text:p text:style-name="P2"/>
      <text:p text:style-name="P3">IsVarOpValid:</text:p>
      <text:p text:style-name="P3"/>
      <text:p text:style-name="P2">Questo metodo verifica se l'input dell'utente (stringa) è un’operazione per i variabili valida. A tale scopo, verifica innanzitutto che non si tratti di una stringa vuota o nulla. Dopo di che controllerà se corrisponde a una delle operazioni per i variabili valide e anche se la variabile inserita dall'utente è corretta.. Se è una delle valida chiama il metodo corrispondente nel Controllore, che eseguirà l'operazione corrispondente e memorizzerà il risultato nelle variabili ArrayList e restituisce true, altrimenti restiruisce false.</text:p>
      <text:p text:style-name="P2"/>
      <text:p text:style-name="P3">InputHandler:</text:p>
      <text:p text:style-name="P3"/>
      <text:p text:style-name="P2">Utilizza i metodi sopra descritti per verificare che quanto inserito sia corretto, altrimenti genera un codice di error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12:28.468787736</meta:creation-date>
    <dc:date>2023-12-07T19:28:32.197284090</dc:date>
    <meta:editing-duration>PT2H16M4S</meta:editing-duration>
    <meta:editing-cycles>1</meta:editing-cycles>
    <meta:document-statistic meta:table-count="0" meta:image-count="0" meta:object-count="0" meta:page-count="1" meta:paragraph-count="15" meta:word-count="293" meta:character-count="1980" meta:non-whitespace-character-count="1701"/>
    <meta:generator>LibreOffice/7.6.2.1$Linux_X86_64 LibreOffice_project/56f7684011345957bbf33a7ee678afaf4d2ba333</meta:generator>
  </office:meta>
</office:document-meta>
</file>